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 svg:font-family="Arial" style:font-family-generic="roman" style:font-pitch="variable"/>
    <style:font-face style:name="Arial1" svg:font-family="Arial, sans-serif"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erif" style:font-family-generic="roman" style:font-pitch="variable"/>
    <style:font-face style:name="Arial Unicode MS" svg:font-family="'Arial Unicode MS'" style:font-family-generic="system" style:font-pitch="variable"/>
    <style:font-face style:name="Arial2" svg:font-family="Arial, sans-serif"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 New Roman3" svg:font-family="'Times New Roman', serif" style:font-family-generic="system" style:font-pitch="variable"/>
  </office:font-face-decls>
  <office:automatic-styles>
    <style:style style:name="Table1" style:family="table" style:master-page-name="Standard">
      <style:table-properties style:width="6.925in" fo:margin-left="0.075in" fo:margin-top="0in" fo:margin-bottom="0in" style:page-number="auto" table:align="left" fo:background-color="#ced7e7" style:writing-mode="lr-tb">
        <style:background-image/>
      </style:table-properties>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style:min-row-height="0.4097in" fo:keep-together="auto"/>
    </style:style>
    <style:style style:name="Table1.A1" style:family="table-cell">
      <style:table-cell-properties style:vertical-align="" fo:background-color="#ced7e7" fo:padding="0.0556in" fo:border="none">
        <style:background-image/>
      </style:table-cell-properties>
    </style:style>
    <style:style style:name="Table2" style:family="table">
      <style:table-properties style:width="6.925in" fo:margin-left="0.075in" fo:margin-top="0in" fo:margin-bottom="0in" table:align="left" fo:background-color="#ced7e7" style:writing-mode="lr-tb">
        <style:background-image/>
      </style:table-properties>
    </style:style>
    <style:style style:name="Table2.A" style:family="table-column">
      <style:table-column-properties style:column-width="6.925in"/>
    </style:style>
    <style:style style:name="Table2.1" style:family="table-row">
      <style:table-row-properties style:min-row-height="2.1424in" fo:keep-together="auto"/>
    </style:style>
    <style:style style:name="Table2.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3" style:family="table">
      <style:table-properties style:width="6.925in" fo:margin-left="0.075in" fo:margin-top="0in" fo:margin-bottom="0in" table:align="left" fo:background-color="#ced7e7" style:writing-mode="lr-tb">
        <style:background-image/>
      </style:table-properties>
    </style:style>
    <style:style style:name="Table3.A" style:family="table-column">
      <style:table-column-properties style:column-width="6.925in"/>
    </style:style>
    <style:style style:name="Table3.1" style:family="table-row">
      <style:table-row-properties style:min-row-height="0.1979in" fo:keep-together="auto"/>
    </style:style>
    <style:style style:name="Table3.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4" style:family="table">
      <style:table-properties style:width="6.925in" fo:margin-left="0.075in" fo:margin-top="0in" fo:margin-bottom="0in" table:align="left" fo:background-color="#ced7e7" style:writing-mode="lr-tb">
        <style:background-image/>
      </style:table-properties>
    </style:style>
    <style:style style:name="Table4.A" style:family="table-column">
      <style:table-column-properties style:column-width="6.925in"/>
    </style:style>
    <style:style style:name="Table4.1" style:family="table-row">
      <style:table-row-properties style:min-row-height="0.3924in" fo:keep-together="auto"/>
    </style:style>
    <style:style style:name="Table4.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5" style:family="table">
      <style:table-properties style:width="6.925in" fo:margin-left="0.075in" fo:margin-top="0in" fo:margin-bottom="0in" table:align="left" fo:background-color="#ced7e7" style:writing-mode="lr-tb">
        <style:background-image/>
      </style:table-properties>
    </style:style>
    <style:style style:name="Table5.A" style:family="table-column">
      <style:table-column-properties style:column-width="6.925in"/>
    </style:style>
    <style:style style:name="Table5.1" style:family="table-row">
      <style:table-row-properties style:min-row-height="0.7813in" fo:keep-together="auto"/>
    </style:style>
    <style:style style:name="Table5.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6" style:family="table">
      <style:table-properties style:width="6.925in" fo:margin-left="0.075in" fo:margin-top="0in" fo:margin-bottom="0in" table:align="left" fo:background-color="#ced7e7" style:writing-mode="lr-tb">
        <style:background-image/>
      </style:table-properties>
    </style:style>
    <style:style style:name="Table6.A" style:family="table-column">
      <style:table-column-properties style:column-width="6.925in"/>
    </style:style>
    <style:style style:name="Table6.1" style:family="table-row">
      <style:table-row-properties style:min-row-height="0.5868in" fo:keep-together="auto"/>
    </style:style>
    <style:style style:name="Table6.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7" style:family="table">
      <style:table-properties style:width="6.925in" fo:margin-left="0.075in" fo:margin-top="0in" fo:margin-bottom="0in" table:align="left" fo:background-color="#ced7e7" style:writing-mode="lr-tb">
        <style:background-image/>
      </style:table-properties>
    </style:style>
    <style:style style:name="Table7.A" style:family="table-column">
      <style:table-column-properties style:column-width="6.925in"/>
    </style:style>
    <style:style style:name="Table7.1" style:family="table-row">
      <style:table-row-properties style:min-row-height="0.3924in" fo:keep-together="auto"/>
    </style:style>
    <style:style style:name="Table7.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8" style:family="table">
      <style:table-properties style:width="6.925in" fo:margin-left="0.075in" fo:margin-top="0in" fo:margin-bottom="0in" table:align="left" fo:background-color="#ced7e7" style:writing-mode="lr-tb">
        <style:background-image/>
      </style:table-properties>
    </style:style>
    <style:style style:name="Table8.A" style:family="table-column">
      <style:table-column-properties style:column-width="6.925in"/>
    </style:style>
    <style:style style:name="Table8.1" style:family="table-row">
      <style:table-row-properties style:min-row-height="0.5868in" fo:keep-together="auto"/>
    </style:style>
    <style:style style:name="Table8.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9" style:family="table">
      <style:table-properties style:width="6.925in" fo:margin-left="0.075in" fo:margin-top="0in" fo:margin-bottom="0in" table:align="left" fo:background-color="#ced7e7" style:writing-mode="lr-tb">
        <style:background-image/>
      </style:table-properties>
    </style:style>
    <style:style style:name="Table9.A" style:family="table-column">
      <style:table-column-properties style:column-width="6.925in"/>
    </style:style>
    <style:style style:name="Table9.1" style:family="table-row">
      <style:table-row-properties style:min-row-height="0.3924in" fo:keep-together="auto"/>
    </style:style>
    <style:style style:name="Table9.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10" style:family="table">
      <style:table-properties style:width="6.925in" fo:margin-left="0.075in" fo:margin-top="0in" fo:margin-bottom="0in" table:align="left" fo:background-color="#ced7e7" style:writing-mode="lr-tb">
        <style:background-image/>
      </style:table-properties>
    </style:style>
    <style:style style:name="Table10.A" style:family="table-column">
      <style:table-column-properties style:column-width="6.925in"/>
    </style:style>
    <style:style style:name="Table10.1" style:family="table-row">
      <style:table-row-properties style:min-row-height="0.3924in" fo:keep-together="auto"/>
    </style:style>
    <style:style style:name="Table10.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11" style:family="table">
      <style:table-properties style:width="6.925in" fo:margin-left="0.075in" fo:margin-top="0in" fo:margin-bottom="0in" table:align="left" fo:background-color="#ced7e7" style:writing-mode="lr-tb">
        <style:background-image/>
      </style:table-properties>
    </style:style>
    <style:style style:name="Table11.A" style:family="table-column">
      <style:table-column-properties style:column-width="6.925in"/>
    </style:style>
    <style:style style:name="Table11.1" style:family="table-row">
      <style:table-row-properties style:min-row-height="0.1979in" fo:keep-together="auto"/>
    </style:style>
    <style:style style:name="Table11.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12" style:family="table">
      <style:table-properties style:width="6.925in" fo:margin-left="0.075in" fo:margin-top="0in" fo:margin-bottom="0in" table:align="left" fo:background-color="#ced7e7" style:writing-mode="lr-tb">
        <style:background-image/>
      </style:table-properties>
    </style:style>
    <style:style style:name="Table12.A" style:family="table-column">
      <style:table-column-properties style:column-width="6.925in"/>
    </style:style>
    <style:style style:name="Table12.1" style:family="table-row">
      <style:table-row-properties style:min-row-height="0.3924in" fo:keep-together="auto"/>
    </style:style>
    <style:style style:name="Table12.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13" style:family="table">
      <style:table-properties style:width="6.925in" fo:margin-left="0.075in" fo:margin-top="0in" fo:margin-bottom="0in" table:align="left" fo:background-color="#ced7e7" style:writing-mode="lr-tb">
        <style:background-image/>
      </style:table-properties>
    </style:style>
    <style:style style:name="Table13.A" style:family="table-column">
      <style:table-column-properties style:column-width="6.925in"/>
    </style:style>
    <style:style style:name="Table13.1" style:family="table-row">
      <style:table-row-properties style:min-row-height="0.1979in" fo:keep-together="auto"/>
    </style:style>
    <style:style style:name="Table13.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14" style:family="table">
      <style:table-properties style:width="6.925in" fo:margin-left="0.075in" fo:margin-top="0in" fo:margin-bottom="0in" table:align="left" fo:background-color="#ced7e7" style:writing-mode="lr-tb">
        <style:background-image/>
      </style:table-properties>
    </style:style>
    <style:style style:name="Table14.A" style:family="table-column">
      <style:table-column-properties style:column-width="6.925in"/>
    </style:style>
    <style:style style:name="Table14.1" style:family="table-row">
      <style:table-row-properties style:min-row-height="0.3924in" fo:keep-together="auto"/>
    </style:style>
    <style:style style:name="Table14.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15" style:family="table">
      <style:table-properties style:width="6.925in" fo:margin-left="0.075in" fo:margin-top="0in" fo:margin-bottom="0in" table:align="left" fo:background-color="#ced7e7" style:writing-mode="lr-tb">
        <style:background-image/>
      </style:table-properties>
    </style:style>
    <style:style style:name="Table15.A" style:family="table-column">
      <style:table-column-properties style:column-width="6.925in"/>
    </style:style>
    <style:style style:name="Table15.1" style:family="table-row">
      <style:table-row-properties style:min-row-height="0.3924in" fo:keep-together="auto"/>
    </style:style>
    <style:style style:name="Table15.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16" style:family="table">
      <style:table-properties style:width="6.925in" fo:margin-left="0.075in" fo:margin-top="0in" fo:margin-bottom="0in" table:align="left" fo:background-color="#ced7e7" style:writing-mode="lr-tb">
        <style:background-image/>
      </style:table-properties>
    </style:style>
    <style:style style:name="Table16.A" style:family="table-column">
      <style:table-column-properties style:column-width="6.925in"/>
    </style:style>
    <style:style style:name="Table16.1" style:family="table-row">
      <style:table-row-properties style:min-row-height="0.1979in" fo:keep-together="auto"/>
    </style:style>
    <style:style style:name="Table16.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17" style:family="table">
      <style:table-properties style:width="6.925in" fo:margin-left="0.075in" fo:margin-top="0in" fo:margin-bottom="0in" table:align="left" fo:background-color="#ced7e7" style:writing-mode="lr-tb">
        <style:background-image/>
      </style:table-properties>
    </style:style>
    <style:style style:name="Table17.A" style:family="table-column">
      <style:table-column-properties style:column-width="6.925in"/>
    </style:style>
    <style:style style:name="Table17.1" style:family="table-row">
      <style:table-row-properties style:min-row-height="0.1979in" fo:keep-together="auto"/>
    </style:style>
    <style:style style:name="Table17.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18" style:family="table">
      <style:table-properties style:width="6.925in" fo:margin-left="0.075in" fo:margin-top="0in" fo:margin-bottom="0in" table:align="left" fo:background-color="#ced7e7" style:writing-mode="lr-tb">
        <style:background-image/>
      </style:table-properties>
    </style:style>
    <style:style style:name="Table18.A" style:family="table-column">
      <style:table-column-properties style:column-width="6.925in"/>
    </style:style>
    <style:style style:name="Table18.1" style:family="table-row">
      <style:table-row-properties style:min-row-height="0.3924in" fo:keep-together="auto"/>
    </style:style>
    <style:style style:name="Table18.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19" style:family="table">
      <style:table-properties style:width="6.925in" fo:margin-left="0.075in" fo:margin-top="0in" fo:margin-bottom="0in" table:align="left" fo:background-color="#ced7e7" style:writing-mode="lr-tb">
        <style:background-image/>
      </style:table-properties>
    </style:style>
    <style:style style:name="Table19.A" style:family="table-column">
      <style:table-column-properties style:column-width="6.925in"/>
    </style:style>
    <style:style style:name="Table19.1" style:family="table-row">
      <style:table-row-properties style:min-row-height="0.3924in" fo:keep-together="auto"/>
    </style:style>
    <style:style style:name="Table19.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20" style:family="table">
      <style:table-properties style:width="6.925in" fo:margin-left="0.075in" fo:margin-top="0in" fo:margin-bottom="0in" table:align="left" fo:background-color="#ced7e7" style:writing-mode="lr-tb">
        <style:background-image/>
      </style:table-properties>
    </style:style>
    <style:style style:name="Table20.A" style:family="table-column">
      <style:table-column-properties style:column-width="6.925in"/>
    </style:style>
    <style:style style:name="Table20.1" style:family="table-row">
      <style:table-row-properties style:min-row-height="0.5868in" fo:keep-together="auto"/>
    </style:style>
    <style:style style:name="Table20.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21" style:family="table">
      <style:table-properties style:width="6.925in" fo:margin-left="0.075in" fo:margin-top="0in" fo:margin-bottom="0in" table:align="left" fo:background-color="#ced7e7" style:writing-mode="lr-tb">
        <style:background-image/>
      </style:table-properties>
    </style:style>
    <style:style style:name="Table21.A" style:family="table-column">
      <style:table-column-properties style:column-width="6.925in"/>
    </style:style>
    <style:style style:name="Table21.1" style:family="table-row">
      <style:table-row-properties style:min-row-height="0.1979in" fo:keep-together="auto"/>
    </style:style>
    <style:style style:name="Table21.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Table22" style:family="table">
      <style:table-properties style:width="6.925in" fo:margin-left="0.075in" fo:margin-top="0in" fo:margin-bottom="0in" table:align="left" fo:background-color="#ced7e7" style:writing-mode="lr-tb">
        <style:background-image/>
      </style:table-properties>
    </style:style>
    <style:style style:name="Table22.A" style:family="table-column">
      <style:table-column-properties style:column-width="6.925in"/>
    </style:style>
    <style:style style:name="Table22.1" style:family="table-row">
      <style:table-row-properties style:min-row-height="0.3924in" fo:keep-together="auto"/>
    </style:style>
    <style:style style:name="Table22.A1" style:family="table-cell">
      <style:table-cell-properties style:vertical-align="" fo:background-color="#ced7e7" fo:padding-left="0.5556in" fo:padding-right="0.0556in" fo:padding-top="0.0556in" fo:padding-bottom="0.0556in" fo:border="0.25pt solid #000000">
        <style:background-image/>
      </style:table-cell-properties>
    </style:style>
    <style:style style:name="P1" style:family="paragraph" style:parent-style-name="Heading">
      <style:paragraph-properties fo:margin-left="0in" fo:margin-right="0in" fo:margin-top="0in" fo:margin-bottom="0.0799in" loext:contextual-spacing="false" fo:orphans="2" fo:widows="2" fo:text-indent="0in" style:auto-text-indent="false"/>
    </style:style>
    <style:style style:name="P2" style:family="paragraph" style:parent-style-name="Table_20_Heading">
      <style:paragraph-properties fo:text-align="start" style:justify-single-word="false"/>
    </style:style>
    <style:style style:name="P3" style:family="paragraph" style:parent-style-name="Table_20_Heading">
      <style:paragraph-properties fo:text-align="end" style:justify-single-word="false"/>
    </style:style>
    <style:style style:name="P4" style:family="paragraph" style:parent-style-name="Table_20_Contents">
      <style:paragraph-properties fo:margin-left="0.5in" fo:margin-right="0in" fo:text-align="justify" style:justify-single-word="false" fo:text-indent="0in" style:auto-text-indent="false"/>
    </style:style>
    <style:style style:name="P5" style:family="paragraph" style:parent-style-name="Table_20_Contents">
      <style:paragraph-properties fo:margin-left="0.5in" fo:margin-right="0in" fo:text-align="justify" style:justify-single-word="false" fo:text-indent="0in" style:auto-text-indent="false" style:writing-mode="lr-tb"/>
    </style:style>
    <style:style style:name="P6" style:family="paragraph" style:parent-style-name="Header_20__26__20_Footer">
      <style:paragraph-properties fo:text-align="start" style:justify-single-word="false" style:writing-mode="lr-tb"/>
    </style:style>
    <style:style style:name="P7" style:family="paragraph" style:parent-style-name="Heading_20_2">
      <style:paragraph-properties fo:margin-left="0in" fo:margin-right="0in" fo:margin-top="0.1701in" fo:margin-bottom="0in" loext:contextual-spacing="false" fo:orphans="2" fo:widows="2" fo:text-indent="0in" style:auto-text-indent="false"/>
    </style:style>
    <style:style style:name="P8" style:family="paragraph" style:parent-style-name="Heading_20_2">
      <style:paragraph-properties fo:margin-left="0in" fo:margin-right="0in" fo:margin-top="0.1701in" fo:margin-bottom="0in" loext:contextual-spacing="false" fo:text-indent="0in" style:auto-text-indent="false"/>
      <style:text-properties fo:color="#000000" style:font-name="Times New Roman1" fo:letter-spacing="normal" style:text-underline-style="none" style:font-name-asian="Times New Roman3" style:font-name-complex="Times New Roman3"/>
    </style:style>
    <style:style style:name="P9" style:family="paragraph" style:parent-style-name="Text_20_body">
      <style:paragraph-properties fo:margin-top="0in" fo:margin-bottom="0.0799in" loext:contextual-spacing="false" fo:orphans="2" fo:widows="2"/>
      <style:text-properties fo:font-variant="normal" fo:text-transform="none" fo:color="#000000" style:font-name="Times New Roman1" fo:font-size="14pt" fo:letter-spacing="normal" style:text-underline-style="none" style:font-name-asian="Times New Roman3" style:font-size-asian="14pt" style:font-name-complex="Times New Roman3" style:font-size-complex="14pt"/>
    </style:style>
    <style:style style:name="P10" style:family="paragraph" style:parent-style-name="Text_20_body">
      <style:paragraph-properties fo:margin-top="0in" fo:margin-bottom="0.0799in" loext:contextual-spacing="false" fo:orphans="2" fo:widows="2"/>
    </style:style>
    <style:style style:name="P11" style:family="paragraph" style:parent-style-name="Text_20_body" style:list-style-name="WWNum22">
      <style:paragraph-properties fo:margin-top="0in" fo:margin-bottom="0.0799in" loext:contextual-spacing="false" fo:orphans="2" fo:widows="2"/>
    </style:style>
    <style:style style:name="P12" style:family="paragraph" style:parent-style-name="Text_20_body" style:list-style-name="WWNum2">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13" style:family="paragraph" style:parent-style-name="Text_20_body" style:list-style-name="WWNum4">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14" style:family="paragraph" style:parent-style-name="Text_20_body" style:list-style-name="WWNum6">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15" style:family="paragraph" style:parent-style-name="Text_20_body" style:list-style-name="WWNum8">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16" style:family="paragraph" style:parent-style-name="Text_20_body" style:list-style-name="WWNum10">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17" style:family="paragraph" style:parent-style-name="Text_20_body" style:list-style-name="WWNum12">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18" style:family="paragraph" style:parent-style-name="Text_20_body" style:list-style-name="WWNum14">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19" style:family="paragraph" style:parent-style-name="Text_20_body" style:list-style-name="WWNum16">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20" style:family="paragraph" style:parent-style-name="Text_20_body" style:list-style-name="WWNum18">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21" style:family="paragraph" style:parent-style-name="Text_20_body" style:list-style-name="WWNum20">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22" style:family="paragraph" style:parent-style-name="Text_20_body" style:list-style-name="WWNum22">
      <style:paragraph-properties fo:margin-left="0.4909in" fo:margin-right="0in" fo:margin-top="0in" fo:margin-bottom="0.0799in" loext:contextual-spacing="false" fo:text-align="justify" style:justify-single-word="false" fo:orphans="2" fo:widows="2" fo:text-indent="0in" style:auto-text-indent="false" style:writing-mode="lr-tb"/>
    </style:style>
    <style:style style:name="P23" style:family="paragraph" style:parent-style-name="Text_20_body" style:list-style-name="WWNum8">
      <style:paragraph-properties fo:margin-left="0.9819in" fo:margin-right="0in" fo:margin-top="0in" fo:margin-bottom="0.0799in" loext:contextual-spacing="false" fo:text-align="justify" style:justify-single-word="false" fo:orphans="2" fo:widows="2" fo:text-indent="0in" style:auto-text-indent="false" style:writing-mode="lr-tb"/>
    </style:style>
    <style:style style:name="T1" style:family="text">
      <style:text-properties style:font-name="Times New Roman" fo:language="en" fo:country="US"/>
    </style:style>
    <style:style style:name="T2" style:family="text">
      <style:text-properties style:font-name="Times New Roman" fo:language="en" fo:country="US" style:font-name-asian="Times New Roman2" style:font-name-complex="Times New Roman2"/>
    </style:style>
    <style:style style:name="T3" style:family="text">
      <style:text-properties style:font-name="Times New Roman" fo:language="nl" fo:country="NL"/>
    </style:style>
    <style:style style:name="T4" style:family="text">
      <style:text-properties style:font-name="Times New Roman" style:font-name-asian="Times New Roman2" style:font-name-complex="Times New Roman2"/>
    </style:style>
    <style:style style:name="T5" style:family="text">
      <style:text-properties fo:language="en" fo:country="US"/>
    </style:style>
    <style:style style:name="T6" style:family="text">
      <style:text-properties fo:language="en" fo:country="US" style:font-name-asian="Arial Unicode MS" style:font-name-complex="Arial Unicode MS"/>
    </style:style>
    <style:style style:name="T7" style:family="text">
      <style:text-properties fo:language="de" fo:country="DE"/>
    </style:style>
    <style:style style:name="T8" style:family="text">
      <style:text-properties fo:font-variant="normal" fo:text-transform="none" fo:color="#000000" style:font-name="Times New Roman1" fo:letter-spacing="normal" fo:language="en" fo:country="US" style:text-underline-style="none" style:font-name-asian="Times New Roman3" style:font-name-complex="Times New Roman3"/>
    </style:style>
    <style:style style:name="T9" style:family="text">
      <style:text-properties fo:font-variant="normal" fo:text-transform="none" fo:color="#000000" style:font-name="Times New Roman1" fo:letter-spacing="normal" style:text-underline-style="none" style:font-name-asian="Times New Roman3" style:font-name-complex="Times New Roman3"/>
    </style:style>
    <style:style style:name="T10" style:family="text">
      <style:text-properties fo:font-variant="normal" fo:text-transform="none" fo:color="#000000" style:font-name="Times New Roman1" fo:font-size="14pt" fo:letter-spacing="normal" fo:language="en" fo:country="US" style:text-underline-style="none" style:font-name-asian="Times New Roman3" style:font-size-asian="14pt" style:font-name-complex="Times New Roman3" style:font-size-complex="14pt"/>
    </style:style>
    <style:style style:name="T11" style:family="text">
      <style:text-properties fo:font-variant="normal" fo:text-transform="none" fo:color="#000000" style:font-name="Times New Roman1" fo:font-size="14pt" fo:letter-spacing="normal" fo:language="en" fo:country="US" style:text-underline-style="none" fo:font-weight="bold" style:font-name-asian="Times New Roman3" style:font-size-asian="14pt" style:font-weight-asian="bold" style:font-name-complex="Times New Roman3" style:font-size-complex="14pt" style:font-weight-complex="bold"/>
    </style:style>
    <style:style style:name="T12" style:family="text">
      <style:text-properties fo:font-variant="normal" fo:text-transform="none" fo:color="#000000" style:font-name="Times New Roman1" fo:font-size="14pt" fo:letter-spacing="normal" style:text-underline-style="none" style:font-name-asian="Times New Roman3" style:font-size-asian="14pt" style:font-name-complex="Times New Roman3" style:font-size-complex="14pt"/>
    </style:style>
    <style:style style:name="T13" style:family="text">
      <style:text-properties fo:font-variant="normal" fo:text-transform="none" fo:color="#000000" style:font-name="Times New Roman1" fo:font-size="14pt" fo:letter-spacing="normal" style:text-underline-style="none" fo:font-weight="bold" style:font-name-asian="Times New Roman3" style:font-size-asian="14pt" style:font-weight-asian="bold" style:font-name-complex="Times New Roman3" style:font-size-complex="14pt" style:font-weight-complex="bold"/>
    </style:style>
    <style:style style:name="T14" style:family="text">
      <style:text-properties fo:font-variant="normal" fo:text-transform="none" fo:color="#000000" style:font-name="Arial1" fo:letter-spacing="normal" fo:language="en" fo:country="US" style:text-underline-style="none" style:font-name-asian="Arial2" style:font-name-complex="Arial2"/>
    </style:style>
    <style:style style:name="T15" style:family="text">
      <style:text-properties fo:font-variant="normal" fo:text-transform="none" fo:color="#000000" style:font-name="Arial1" fo:letter-spacing="normal" style:text-underline-style="none" style:font-name-asian="Arial2" style:font-name-complex="Arial2"/>
    </style:style>
    <style:style style:name="T16" style:family="text">
      <style:text-properties fo:color="#000000" style:font-name="Times New Roman1" fo:letter-spacing="normal" style:rfc-language-tag="es-ES-u-co-trad" fo:language="es" fo:country="ES" style:text-underline-style="none" style:font-name-asian="Times New Roman3" style:font-name-complex="Times New Roman3"/>
    </style:style>
    <style:style style:name="T17" style:family="text">
      <style:text-properties fo:color="#000000" style:font-name="Times New Roman1" fo:letter-spacing="normal" style:text-underline-style="none" style:font-name-asian="Times New Roman3" style:font-name-complex="Times New Roman3"/>
    </style:style>
    <style:style style:name="T18" style:family="text">
      <style:text-properties fo:color="#000000" style:font-name="Times New Roman1" fo:letter-spacing="normal" fo:language="en" fo:country="US" style:text-underline-style="none" style:font-name-asian="Times New Roman3" style:font-name-complex="Times New Roman3"/>
    </style:style>
    <style:style style:name="T19" style:family="text">
      <style:text-properties fo:color="#000000" style:font-name="Times New Roman1" fo:letter-spacing="normal" fo:language="it" fo:country="IT" style:text-underline-style="none" style:font-name-asian="Times New Roman3" style:font-name-complex="Times New Roman3"/>
    </style:style>
    <style:style style:name="T20" style:family="text">
      <style:text-properties fo:color="#000000" style:font-name="Times New Roman1" fo:letter-spacing="normal" fo:language="de" fo:country="DE" style:text-underline-style="none" style:font-name-asian="Times New Roman3" style:font-name-complex="Times New Roman3"/>
    </style:style>
    <style:style style:name="T21" style:family="text">
      <style:text-properties fo:color="#000000" style:font-name="Times New Roman1" fo:letter-spacing="normal" fo:language="da" fo:country="DK" style:text-underline-style="none" style:font-name-asian="Times New Roman3" style:font-name-complex="Times New Roman3"/>
    </style:style>
    <style:style style:name="T22" style:family="text">
      <style:text-properties fo:color="#000000" style:font-name="Times New Roman1" fo:letter-spacing="normal" fo:language="fr" fo:country="FR" style:text-underline-style="none" style:font-name-asian="Times New Roman3" style:font-name-complex="Times New Roman3"/>
    </style:style>
    <style:style style:name="T23" style:family="text">
      <style:text-properties style:font-name="Times New Roman1" fo:language="en" fo:country="US" style:font-name-asian="Times New Roman3" style:font-name-complex="Times New Roman3"/>
    </style:style>
    <style:style style:name="T24" style:family="text">
      <style:text-properties style:font-name="Times New Roman1" fo:font-size="14pt" fo:language="en" fo:country="US" fo:font-weight="bold" style:font-name-asian="Times New Roman3" style:font-size-asian="14pt" style:font-weight-asian="bold" style:font-name-complex="Times New Roman3" style:font-size-complex="14pt" style:font-weight-complex="bold"/>
    </style:style>
    <style:style style:name="T25" style:family="text">
      <style:text-properties style:font-name="Times New Roman1" fo:font-size="14pt" fo:language="en" fo:country="US" style:font-name-asian="Times New Roman3" style:font-size-asian="14pt" style:font-name-complex="Times New Roman3" style:font-size-complex="14pt"/>
    </style:style>
    <style:style style:name="T26" style:family="text">
      <style:text-properties style:font-name="Times New Roman1" fo:font-size="14pt" style:font-name-asian="Times New Roman3" style:font-size-asian="14pt" style:font-name-complex="Times New Roman3" style:font-size-complex="14pt"/>
    </style:style>
    <style:style style:name="T27" style:family="text">
      <style:text-properties fo:language="da" fo:country="DK"/>
    </style:style>
    <style:style style:name="T28" style:family="text">
      <style:text-properties fo:language="fr" fo:country="FR"/>
    </style:style>
    <style:style style:name="T29" style:family="text">
      <style:text-properties fo:language="pt" fo:country="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text:span text:style-name="T1">Chadwick Boggs</text:span></text:p>
            <text:p text:style-name="P2"><text:span text:style-name="T1">Software Developer</text:span></text:p>
          </table:table-cell>
          <table:table-cell table:style-name="Table1.A1" office:value-type="string">
            <text:p text:style-name="P3"><text:a xlink:type="simple" xlink:href="mailto:chadwick.boggs@gmail.com" text:style-name="ListLabel_20_199" text:visited-style-name="ListLabel_20_199"><text:span text:style-name="Hyperlink.0"><text:span text:style-name="T5">chadwick.boggs@gmail.com</text:span></text:span></text:a></text:p>
            <text:p text:style-name="P3"><text:a xlink:type="simple" xlink:href="http://chadwickboggs.com/" text:style-name="ListLabel_20_200" text:visited-style-name="ListLabel_20_200"><text:span text:style-name="Hyperlink.0"><text:span text:style-name="T7">http://chadwickboggs.com</text:span></text:span></text:a></text:p>
          </table:table-cell>
        </table:table-row>
      </table:table>
      <text:p text:style-name="Body"/>
      <text:p text:style-name="Text_20_body"><text:span text:style-name="None"/></text:p>
      <text:h text:style-name="Heading" text:outline-level="1"><text:span text:style-name="None"><text:span text:style-name="T3">Overview</text:span></text:span></text:h>
      <text:p text:style-name="Text_20_body"><text:bookmark-start text:name="_DdeLink__634_284484706"/><text:span text:style-name="None"><text:span text:style-name="T6"><text:s text:c="2"/></text:span></text:span><text:bookmark-end text:name="_DdeLink__634_284484706"/><text:span text:style-name="None"><text:span text:style-name="T6">Writing enterprise server software leveraging Java, Reactive Extensions, Kotlin, Scala, SQL, Cassandra, Hadoop, HDFS, Bash, Cucumber, Fish Shell, Finagle, Google Protocol Buffers, OSGi, Mockito, Wiremock, JUnit, YAML, sometimes front-end stuff, is my daily pursuit. I know of but have not used Swift, HTTP/2. I've done some Android and iOS coding. I'm strong with Unix, Linux, tmux, Amazon Web Service, Puppet, and Zookeeper, Jetty, Tomcat, JBoss, Spring. I use IntelliJ IDEA, and Atlassian tools. Apple OS-X with Homebrew or MacPorts or Fink is good.</text:span></text:span></text:p>
      <text:p text:style-name="Text_20_body"><text:span text:style-name="None"/></text:p>
      <text:p text:style-name="Text_20_body"><text:span text:style-name="None"><text:span text:style-name="T6"><text:s text:c="2"/>Employment-wise, I worked at Sun Microsystems, Inc. within software engineering and as a Java Consultant to their clients teaching architecture, methodology, and design and coding (RUP, UP, SunTone, Agile, patterns). I later worked at RedPrairie/JDA Software Group as a Senior Engineer doing OSGi SOA and leading one new product teams. I was a Senior Architect at Packexpo, Inc.. I plan to continue this stuff, writing and operating beautiful code, collaboratively realizing business value through software.</text:span></text:span></text:p>
      <text:h text:style-name="Heading" text:outline-level="1"><text:span text:style-name="None"><text:span text:style-name="T8">Stories</text:span></text:span></text:h>
      <text:h text:style-name="P7" text:outline-level="2"><text:span text:style-name="None"><text:span text:style-name="T16">RxJava</text:span></text:span></text:h>
      <table:table table:name="Table2" table:style-name="Table2">
        <table:table-column table:style-name="Table2.A"/>
        <table:table-row table:style-name="Table2.1">
          <table:table-cell table:style-name="Table2.A1" office:value-type="string">
            <text:p text:style-name="P4"><text:span text:style-name="None"><text:span text:style-name="T23">With “Rx (Reactive Extensions)” back pressure manages load to ensure service level requirements. At the extreme, the fixed length request queue and finite number of processing threads simply deny excess requests, but crucially also producer throttling, consumer block size setting, and rate adjusting balance resource consumption. Some of these may automatically adjust themselves. Reactive defines the standards enabling cross-language compatibility. “Reactive [systems are] Responsive, Resilient, Elastic, and Message-Driven.“-</text:span></text:span><text:a xlink:type="simple" xlink:href="http://www.reactivemanifesto.org/" text:style-name="ListLabel_20_201" text:visited-style-name="ListLabel_20_201"><text:span text:style-name="Hyperlink.1"><text:span text:style-name="T5">http://www.reactivemanifesto.org</text:span></text:span></text:a><text:span text:style-name="None"><text:span text:style-name="T23"> Future transforms and callbacks enable response code and flatmap operations collapse nested Futures. This is super cool stuff, but Reactive Streams is where it becomes codable:</text:span></text:span></text:p>
            <text:p text:style-name="P5"><text:span text:style-name="None"><text:span text:style-name="T23">"Reactive Streams is an initiative to provide a standard for asynchronous stream processing with non-blocking back pressure.”-</text:span></text:span><text:a xlink:type="simple" xlink:href="http://www.reactive-streams.org/" text:style-name="ListLabel_20_201" text:visited-style-name="ListLabel_20_201"><text:span text:style-name="Hyperlink.1"><text:span text:style-name="T5">http://www.reactive-streams.org</text:span></text:span></text:a></text:p>
          </table:table-cell>
        </table:table-row>
      </table:table>
      <text:h text:style-name="P8" text:outline-level="2"><text:span text:style-name="None"/></text:h>
      <text:p text:style-name="P9"><text:span text:style-name="None"/></text:p>
      <text:p text:style-name="P10"><text:span text:style-name="None"><text:span text:style-name="T10">I used RxJava within server-side service code and around in inter-service calls on one item trading website.</text:span></text:span></text:p>
      <text:p text:style-name="Text_20_body"/>
      <text:h text:style-name="P7" text:outline-level="2"><text:span text:style-name="None"><text:span text:style-name="T18">Amazon Web Services (AWS)</text:span></text:span></text:h>
      <table:table table:name="Table3" table:style-name="Table3">
        <table:table-column table:style-name="Table3.A"/>
        <table:table-row table:style-name="Table3.1">
          <table:table-cell table:style-name="Table3.A1" office:value-type="string">
            <text:p text:style-name="P4"><text:span text:style-name="None"><text:span text:style-name="T23">AWS is a full hardware as software platform as a service (PAAS) cloud.</text:span></text:span></text:p>
          </table:table-cell>
        </table:table-row>
      </table:table>
      <text:h text:style-name="P8" text:outline-level="2"><text:soft-page-break/><text:span text:style-name="None"/></text:h>
      <text:p text:style-name="P9"><text:span text:style-name="None"/></text:p>
      <text:p text:style-name="P10"><text:span text:style-name="None"><text:span text:style-name="T10">I used AWS EC2, S3, VPC, SQS, SNS, and other services for the mission critical customer services micro-services and application integration at Charter Communications.</text:span></text:span></text:p>
      <text:p text:style-name="Text_20_body"/>
      <text:h text:style-name="P7" text:outline-level="2"><text:span text:style-name="None"><text:span text:style-name="T18">Cucumber</text:span></text:span></text:h>
      <table:table table:name="Table4" table:style-name="Table4">
        <table:table-column table:style-name="Table4.A"/>
        <table:table-row table:style-name="Table4.1">
          <table:table-cell table:style-name="Table4.A1" office:value-type="string">
            <text:p text:style-name="P4"><text:span text:style-name="None"><text:span text:style-name="T23">Cucumber enables acceptance tests to be written and maintained by business stakeholders and they compile into actual test code. Pretty cool.</text:span></text:span></text:p>
          </table:table-cell>
        </table:table-row>
      </table:table>
      <text:h text:style-name="P8" text:outline-level="2"><text:span text:style-name="None"/></text:h>
      <text:p text:style-name="P9"><text:span text:style-name="None"/></text:p>
      <text:p text:style-name="P10"><text:span text:style-name="None"><text:span text:style-name="T10">I used it for interaction between business, development, and testing at one company and prototyped it for another.</text:span></text:span></text:p>
      <text:p text:style-name="Text_20_body"/>
      <text:h text:style-name="P7" text:outline-level="2"><text:span text:style-name="None"><text:span text:style-name="T17">Kotlin</text:span></text:span></text:h>
      <table:table table:name="Table5" table:style-name="Table5">
        <table:table-column table:style-name="Table5.A"/>
        <table:table-row table:style-name="Table5.1">
          <table:table-cell table:style-name="Table5.A1" office:value-type="string">
            <text:p text:style-name="P4"><text:span text:style-name="None"><text:span text:style-name="T23">"Kotlin is a statically-typed programming language that runs on the Java virtual machine and also can be compiled to JavaScript source code or use the LLVM compiler infrastructure. Its primary development is from a team of JetBrains programmers based in Saint Petersburg, Russia."-https://en.wikipedia.org/wiki/Kotlin_(programming_language)</text:span></text:span></text:p>
          </table:table-cell>
        </table:table-row>
      </table:table>
      <text:h text:style-name="P8" text:outline-level="2"><text:span text:style-name="None"/></text:h>
      <text:p text:style-name="P9"><text:span text:style-name="None"/></text:p>
      <text:p text:style-name="P10"><text:span text:style-name="None"><text:span text:style-name="T10">I have studied Kotlin and Reactive Extensions done with Kotlin and find it more productive in general than either Java or Scala.</text:span></text:span></text:p>
      <text:p text:style-name="Text_20_body"/>
      <text:h text:style-name="P7" text:outline-level="2"><text:span text:style-name="None"><text:span text:style-name="T19">Scala</text:span></text:span></text:h>
      <table:table table:name="Table6" table:style-name="Table6">
        <table:table-column table:style-name="Table6.A"/>
        <table:table-row table:style-name="Table6.1">
          <table:table-cell table:style-name="Table6.A1" office:value-type="string">
            <text:p text:style-name="P4"><text:span text:style-name="None"><text:span text:style-name="T23">Scala is object oriented functional language with map, flatmap, for-comprehension, and other built-in tools which facilitate reactive programming. It is impressively readable ways, and being functional TDD and unit testing slightly reduces and alters in necessity.</text:span></text:span></text:p>
          </table:table-cell>
        </table:table-row>
      </table:table>
      <text:h text:style-name="P8" text:outline-level="2"><text:span text:style-name="None"/></text:h>
      <text:p text:style-name="P9"><text:span text:style-name="None"/></text:p>
      <text:p text:style-name="P10"><text:span text:style-name="None"><text:span text:style-name="T10">I completed Coursera's Scala training worked with Scala code at Tendril as a developer.</text:span></text:span></text:p>
      <text:p text:style-name="Text_20_body"/>
      <text:h text:style-name="P7" text:outline-level="2"><text:soft-page-break/><text:span text:style-name="None"><text:span text:style-name="T20">Wiremock</text:span></text:span></text:h>
      <table:table table:name="Table7" table:style-name="Table7">
        <table:table-column table:style-name="Table7.A"/>
        <table:table-row table:style-name="Table7.1">
          <table:table-cell table:style-name="Table7.A1" office:value-type="string">
            <text:p text:style-name="P4"><text:span text:style-name="None"><text:span text:style-name="T23">"WireMock is a simulator for HTTP-based APIs. Some might consider it a service virtualization tool or a mock server."-http://wiremock.org/</text:span></text:span></text:p>
          </table:table-cell>
        </table:table-row>
      </table:table>
      <text:h text:style-name="P8" text:outline-level="2"><text:span text:style-name="None"/></text:h>
      <text:p text:style-name="P9"><text:span text:style-name="None"/></text:p>
      <text:p text:style-name="P10"><text:span text:style-name="None"><text:span text:style-name="T10">I used Wiremock when I desired test coverage of my client API making and deserializing server responses.</text:span></text:span></text:p>
      <text:p text:style-name="Text_20_body"/>
      <text:h text:style-name="P7" text:outline-level="2"><text:span text:style-name="None"><text:span text:style-name="T18">Mockito</text:span></text:span></text:h>
      <table:table table:name="Table8" table:style-name="Table8">
        <table:table-column table:style-name="Table8.A"/>
        <table:table-row table:style-name="Table8.1">
          <table:table-cell table:style-name="Table8.A1" office:value-type="string">
            <text:p text:style-name="P4"><text:span text:style-name="None"><text:span text:style-name="T23">Mockito often beats EasyMock. Mocking, of course, is crucial for facilitating TDD, to make the unit tests work. As BDD with Cucumber is totally awesome, Mockito, JUnit, Cucumber are sorely missed when not present.</text:span></text:span></text:p>
          </table:table-cell>
        </table:table-row>
      </table:table>
      <text:h text:style-name="P8" text:outline-level="2"><text:span text:style-name="None"/></text:h>
      <text:p text:style-name="P9"><text:span text:style-name="None"/></text:p>
      <text:p text:style-name="P10"><text:span text:style-name="None"><text:span text:style-name="T10">I've used Mockito and PowerMock to spice it up a bit.</text:span></text:span></text:p>
      <text:p text:style-name="Text_20_body"/>
      <text:h text:style-name="P7" text:outline-level="2"><text:span text:style-name="None"><text:span text:style-name="T17">Finagle</text:span></text:span></text:h>
      <table:table table:name="Table9" table:style-name="Table9">
        <table:table-column table:style-name="Table9.A"/>
        <table:table-row table:style-name="Table9.1">
          <table:table-cell table:style-name="Table9.A1" office:value-type="string">
            <text:p text:style-name="P4"><text:span text:style-name="None"><text:span text:style-name="T23">Like Netflix's RxJava, Twitter's OSS Finagle enables asynchronous (reactive) programming on the JVM. It predated RxJava.</text:span></text:span></text:p>
          </table:table-cell>
        </table:table-row>
      </table:table>
      <text:h text:style-name="P8" text:outline-level="2"><text:span text:style-name="None"/></text:h>
      <text:p text:style-name="P9"><text:span text:style-name="None"/></text:p>
      <text:p text:style-name="P10"><text:span text:style-name="None"><text:span text:style-name="T10">I used Finagle around inter-service calls on one application, but with the absence of stream processing, callback hell was endured, massively decreasing code readability, thereby maintainability.</text:span></text:span></text:p>
      <text:p text:style-name="Text_20_body"/>
      <text:h text:style-name="P7" text:outline-level="2"><text:span text:style-name="None"><text:span text:style-name="T19">Google Protocol</text:span></text:span><text:span text:style-name="None"><text:span text:style-name="T18"> Buffers</text:span></text:span></text:h>
      <table:table table:name="Table10" table:style-name="Table10">
        <table:table-column table:style-name="Table10.A"/>
        <table:table-row table:style-name="Table10.1">
          <table:table-cell table:style-name="Table10.A1" office:value-type="string">
            <text:p text:style-name="P4"><text:span text:style-name="None"><text:span text:style-name="T23">Protocol Buffers provides fast, reliable remote communications. Definitions may be made backwards compatible to the extent that server-side may advance ahead of client-side version.</text:span></text:span></text:p>
          </table:table-cell>
        </table:table-row>
      </table:table>
      <text:h text:style-name="P8" text:outline-level="2"><text:span text:style-name="None"/></text:h>
      <text:p text:style-name="P9"><text:span text:style-name="None"/></text:p>
      <text:p text:style-name="P10"><text:span text:style-name="None"><text:span text:style-name="T10">I used protobuf for inter-service communications on one project.</text:span></text:span></text:p>
      <text:p text:style-name="Text_20_body"/>
      <text:h text:style-name="P7" text:outline-level="2"><text:soft-page-break/><text:span text:style-name="None"><text:span text:style-name="T21">Puppet</text:span></text:span></text:h>
      <table:table table:name="Table11" table:style-name="Table11">
        <table:table-column table:style-name="Table11.A"/>
        <table:table-row table:style-name="Table11.1">
          <table:table-cell table:style-name="Table11.A1" office:value-type="string">
            <text:p text:style-name="P4"><text:span text:style-name="None"><text:span text:style-name="T23">Puppet facilitates cloud environment service, presence and configuration.</text:span></text:span></text:p>
          </table:table-cell>
        </table:table-row>
      </table:table>
      <text:h text:style-name="P8" text:outline-level="2"><text:span text:style-name="None"/></text:h>
      <text:p text:style-name="P9"><text:span text:style-name="None"/></text:p>
      <text:p text:style-name="P10"><text:span text:style-name="None"><text:span text:style-name="T10">I used Puppet at two companies and investigated at JDA.</text:span></text:span></text:p>
      <text:p text:style-name="Text_20_body"/>
      <text:h text:style-name="P7" text:outline-level="2"><text:span text:style-name="None"><text:span text:style-name="T18">Zookeeper</text:span></text:span></text:h>
      <table:table table:name="Table12" table:style-name="Table12">
        <table:table-column table:style-name="Table12.A"/>
        <table:table-row table:style-name="Table12.1">
          <table:table-cell table:style-name="Table12.A1" office:value-type="string">
            <text:p text:style-name="P4"><text:span text:style-name="None"><text:span text:style-name="T23">Zookeeper provides strict consistency across nodes often used for locking/synchronization within clusters of processing nodes.</text:span></text:span></text:p>
          </table:table-cell>
        </table:table-row>
      </table:table>
      <text:h text:style-name="P8" text:outline-level="2"><text:span text:style-name="None"/></text:h>
      <text:p text:style-name="P9"><text:span text:style-name="None"/></text:p>
      <text:p text:style-name="P10"><text:span text:style-name="None"><text:span text:style-name="T10">I used Zookeeper a couple of companies and investigated it for use with OSGi at JDA.</text:span></text:span></text:p>
      <text:p text:style-name="Text_20_body"/>
      <text:h text:style-name="P7" text:outline-level="2"><text:span text:style-name="None"><text:span text:style-name="T19">Nagios</text:span></text:span></text:h>
      <table:table table:name="Table13" table:style-name="Table13">
        <table:table-column table:style-name="Table13.A"/>
        <table:table-row table:style-name="Table13.1">
          <table:table-cell table:style-name="Table13.A1" office:value-type="string">
            <text:p text:style-name="P4"><text:span text:style-name="None"><text:span text:style-name="T23">Nagios is OSS and facilitates system and service monitoring. I have used it.</text:span></text:span></text:p>
          </table:table-cell>
        </table:table-row>
      </table:table>
      <text:h text:style-name="P8" text:outline-level="2"><text:span text:style-name="None"/></text:h>
      <text:p text:style-name="Text_20_body"/>
      <text:h text:style-name="P7" text:outline-level="2"><text:span text:style-name="None"><text:span text:style-name="T20">OSGi</text:span></text:span></text:h>
      <table:table table:name="Table14" table:style-name="Table14">
        <table:table-column table:style-name="Table14.A"/>
        <table:table-row table:style-name="Table14.1">
          <table:table-cell table:style-name="Table14.A1" office:value-type="string">
            <text:p text:style-name="P4"><text:span text:style-name="None"><text:span text:style-name="T23">OSGi manages versioned components and classpaths at runtime with strict isolation, also the location of call targets, be they local or remote, is transparent to the caller.</text:span></text:span></text:p>
          </table:table-cell>
        </table:table-row>
      </table:table>
      <text:h text:style-name="P8" text:outline-level="2"><text:span text:style-name="None"/></text:h>
      <text:p text:style-name="P9"><text:span text:style-name="None"/></text:p>
      <text:p text:style-name="P10"><text:span text:style-name="None"><text:span text:style-name="T10">I designed and coded our first uses of it at JDA. Apache Karaf and Felix were our choices.</text:span></text:span></text:p>
      <text:p text:style-name="Text_20_body"/>
      <text:h text:style-name="P7" text:outline-level="2"><text:span text:style-name="None"><text:span text:style-name="T17">CXF</text:span></text:span></text:h>
      <table:table table:name="Table15" table:style-name="Table15">
        <table:table-column table:style-name="Table15.A"/>
        <table:table-row table:style-name="Table15.1">
          <table:table-cell table:style-name="Table15.A1" office:value-type="string">
            <text:p text:style-name="P4"><text:span text:style-name="None"><text:span text:style-name="T23">CXF provides service exposure and connection solely through configuration. It enables SOAP, REST, and RMI to be configured as endpoints, even concurrently active ones.</text:span></text:span></text:p>
          </table:table-cell>
        </table:table-row>
      </table:table>
      <text:h text:style-name="P8" text:outline-level="2"><text:span text:style-name="None"/></text:h>
      <text:p text:style-name="P9"><text:span text:style-name="None"/></text:p>
      <text:p text:style-name="P10"><text:span text:style-name="None"><text:span text:style-name="T10">I prototyped CXF for use within OSGi at JDA.</text:span></text:span></text:p>
      <text:p text:style-name="Text_20_body"><text:soft-page-break/></text:p>
      <text:h text:style-name="P7" text:outline-level="2"><text:span text:style-name="None"><text:span text:style-name="T18">Objective-C (iOS)</text:span></text:span></text:h>
      <table:table table:name="Table16" table:style-name="Table16">
        <table:table-column table:style-name="Table16.A"/>
        <table:table-row table:style-name="Table16.1">
          <table:table-cell table:style-name="Table16.A1" office:value-type="string">
            <text:p text:style-name="P4"><text:span text:style-name="None"><text:span text:style-name="T23">Before Swift, iOS direct native apps were coded in Objective-C.</text:span></text:span></text:p>
          </table:table-cell>
        </table:table-row>
      </table:table>
      <text:h text:style-name="P8" text:outline-level="2"><text:span text:style-name="None"/></text:h>
      <text:p text:style-name="P9"><text:span text:style-name="None"/></text:p>
      <text:p text:style-name="P10"><text:span text:style-name="None"><text:span text:style-name="T10">I was trained in iOS coding in Xcode and JetBrains' ReSharper at JDA as a developer.</text:span></text:span></text:p>
      <text:p text:style-name="Text_20_body"/>
      <text:h text:style-name="P7" text:outline-level="2"><text:span text:style-name="None"><text:span text:style-name="T22">Android</text:span></text:span></text:h>
      <table:table table:name="Table17" table:style-name="Table17">
        <table:table-column table:style-name="Table17.A"/>
        <table:table-row table:style-name="Table17.1">
          <table:table-cell table:style-name="Table17.A1" office:value-type="string">
            <text:p text:style-name="P4"><text:span text:style-name="None"><text:span text:style-name="T23">Android, as a variant of Linux and its programming similar to Java, it is highly accessible.</text:span></text:span></text:p>
          </table:table-cell>
        </table:table-row>
      </table:table>
      <text:h text:style-name="P8" text:outline-level="2"><text:span text:style-name="None"/></text:h>
      <text:p text:style-name="P9"><text:span text:style-name="None"/></text:p>
      <text:p text:style-name="P10"><text:span text:style-name="None"><text:span text:style-name="T10">I trained myself on it and did a little prototyping of one iOS app I had written.</text:span></text:span></text:p>
      <text:p text:style-name="Text_20_body"/>
      <text:h text:style-name="P7" text:outline-level="2"><text:span text:style-name="None"><text:span text:style-name="T18">Atlassian Tools</text:span></text:span></text:h>
      <table:table table:name="Table18" table:style-name="Table18">
        <table:table-column table:style-name="Table18.A"/>
        <table:table-row table:style-name="Table18.1">
          <table:table-cell table:style-name="Table18.A1" office:value-type="string">
            <text:p text:style-name="P4"><text:span text:style-name="None"><text:span text:style-name="T23">Atlassian provides rich interoperable tool suites from Git clients to chatting clients to issue tracking, code reviews, wiki's, and continuous integration servers.</text:span></text:span></text:p>
          </table:table-cell>
        </table:table-row>
      </table:table>
      <text:h text:style-name="P8" text:outline-level="2"><text:span text:style-name="None"/></text:h>
      <text:p text:style-name="P9"><text:span text:style-name="None"/></text:p>
      <text:p text:style-name="P10"><text:span text:style-name="None"><text:span text:style-name="T10">I used most of Atlassian's tools at Tendril and JDA as well as their Intelli-J IDEA plugin with which pre-commit Crucible code review creation was facilitated.</text:span></text:span></text:p>
      <text:p text:style-name="Text_20_body"/>
      <text:h text:style-name="P7" text:outline-level="2"><text:span text:style-name="None"><text:span text:style-name="T18">Grails</text:span></text:span></text:h>
      <table:table table:name="Table19" table:style-name="Table19">
        <table:table-column table:style-name="Table19.A"/>
        <table:table-row table:style-name="Table19.1">
          <table:table-cell table:style-name="Table19.A1" office:value-type="string">
            <text:p text:style-name="P4"><text:span text:style-name="None"><text:span text:style-name="T23">Similar to Rails in Ruby, Grails in Groovy uses convention over configuration producing web GUI's pretty tersely. It generates the scaffolding, similar to Spring Roo.</text:span></text:span></text:p>
          </table:table-cell>
        </table:table-row>
      </table:table>
      <text:h text:style-name="P8" text:outline-level="2"><text:span text:style-name="None"/></text:h>
      <text:p text:style-name="P9"><text:span text:style-name="None"/></text:p>
      <text:p text:style-name="P10"><text:span text:style-name="None"><text:span text:style-name="T10">I used grails to create an RDB, web CRUD prototype at JDA proving that SQL Server (relational) was faster than Neo4j (non-relational/nosql) for our generic system. Personally I also created a trading web site using Monet DB which enables users to post items with images and descriptions which they desired to trade. Users would matchup trades.</text:span></text:span></text:p>
      <text:p text:style-name="Text_20_body"/>
      <text:h text:style-name="P7" text:outline-level="2"><text:soft-page-break/><text:span text:style-name="None"><text:span text:style-name="T17">JEE</text:span></text:span></text:h>
      <table:table table:name="Table20" table:style-name="Table20">
        <table:table-column table:style-name="Table20.A"/>
        <table:table-row table:style-name="Table20.1">
          <table:table-cell table:style-name="Table20.A1" office:value-type="string">
            <text:p text:style-name="P4"><text:span text:style-name="None"><text:span text:style-name="T23">EE collects many technologies used in enterprise computing, JTA, JDA, Entity Beans, Session Bean, Message Driven Beans, JMS, Servlets, JSP, JSTL, etc.. Recent versions enabled individual components to be used individually and embedded, outside of an application server.</text:span></text:span></text:p>
          </table:table-cell>
        </table:table-row>
      </table:table>
      <text:h text:style-name="P8" text:outline-level="2"><text:span text:style-name="None"/></text:h>
      <text:p text:style-name="P9"><text:span text:style-name="None"/></text:p>
      <text:p text:style-name="P10"><text:span text:style-name="None"><text:span text:style-name="T10">A decade ago I was trained in the precursors and in J2EE at Sun Microsystems and I designed systems for their customers using it while training their customers in it. I continued using it elsewhere, usually in JBoss, but also in WebLogic. I know of recent versions, but primarily have at work used Jetty and Tomcat alone, often reverse-proxied by Apache or Nginx.</text:span></text:span></text:p>
      <text:p text:style-name="Text_20_body"/>
      <text:h text:style-name="P7" text:outline-level="2"><text:span text:style-name="None"><text:span text:style-name="T18">JBoss</text:span></text:span></text:h>
      <table:table table:name="Table21" table:style-name="Table21">
        <table:table-column table:style-name="Table21.A"/>
        <table:table-row table:style-name="Table21.1">
          <table:table-cell table:style-name="Table21.A1" office:value-type="string">
            <text:p text:style-name="P4"><text:span text:style-name="None"><text:span text:style-name="T23">An OSS JEE application server and related suites of products.</text:span></text:span></text:p>
          </table:table-cell>
        </table:table-row>
      </table:table>
      <text:h text:style-name="P8" text:outline-level="2"><text:span text:style-name="None"/></text:h>
      <text:p text:style-name="P9"><text:span text:style-name="None"/></text:p>
      <text:p text:style-name="P10"><text:span text:style-name="None"><text:span text:style-name="T10">I have used JBoss professionally since version 2.x. Sun customers, Packexpo, Etilize, RedPrairie/JDA, and others using JMS/MoM, jBPM and merely as a finite state machine (FSM).</text:span></text:span></text:p>
      <text:p text:style-name="Text_20_body"/>
      <text:h text:style-name="P7" text:outline-level="2"><text:span text:style-name="None"><text:span text:style-name="T18">Jetty, </text:span></text:span><text:span text:style-name="None"><text:span text:style-name="T17">Tomcat</text:span></text:span></text:h>
      <table:table table:name="Table22" table:style-name="Table22">
        <table:table-column table:style-name="Table22.A"/>
        <table:table-row table:style-name="Table22.1">
          <table:table-cell table:style-name="Table22.A1" office:value-type="string">
            <text:p text:style-name="P4"><text:span text:style-name="None"><text:span text:style-name="T23">A web container with native components which reduce CPU load during image transfer among other things.</text:span></text:span></text:p>
          </table:table-cell>
        </table:table-row>
      </table:table>
      <text:h text:style-name="P8" text:outline-level="2"><text:span text:style-name="None"/></text:h>
      <text:p text:style-name="P9"><text:span text:style-name="None"/></text:p>
      <text:p text:style-name="P10"><text:bookmark text:name="_DdeLink__399_2118907000"/><text:span text:style-name="None"><text:span text:style-name="T10">I have used them at almost every employer, including JBoss Web, a variant of Tomcat/Catalina.</text:span></text:span></text:p>
      <text:p text:style-name="Text_20_body"/>
      <text:h text:style-name="Heading" text:outline-level="1"><text:span text:style-name="T27">Unix,</text:span> <text:span text:style-name="T28">Linux</text:span> <text:span text:style-name="T29">FreeBSD/Darwin/OS-X</text:span></text:h>
      <text:p text:style-name="P10"><text:span text:style-name="None"><text:span text:style-name="T10">BeOS and GNU Operating System attempted to be completely asynchronous and concurrent, a noble goal, but found correctness and debugging overly daunting challenges. The winners to date remain traditionally programmed variants of Unix which continu</text:span></text:span><text:soft-page-break/><text:span text:style-name="None"><text:span text:style-name="T10">ously and steadily evolve over time reaching new platforms, accommodating new and changing hardware, and debugging and improving their own code.</text:span></text:span></text:p>
      <text:p text:style-name="P10"><text:span text:style-name="None"><text:span text:style-name="T10">Obviously, I am a Unix guy including having worked at Sun, been a consultant representing Sun, coded in Linux in Operating Systems as an undergraduate, and studied system administration under Evi Nemeth (an originator of the "sudo" command, author of the Unix System Administration Handbook, among many other unique achievements) at the University of Colorado, Boulder.</text:span></text:span></text:p>
      <text:p text:style-name="Text_20_body"/>
      <text:h text:style-name="P1" text:outline-level="1"><text:span text:style-name="None"><text:span text:style-name="T8">Employment History</text:span></text:span></text:h>
      <text:p text:style-name="P10"><text:span text:style-name="None"><text:span text:style-name="T11">1/1/2018-4/1/2018 Software Engineer</text:span></text:span><text:span text:style-name="None"><text:span text:style-name="T10">, Comcast, Corp.</text:span></text:span></text:p>
      <text:list xml:id="list2295214025" text:style-name="WWNum2">
        <text:list-item>
          <text:p text:style-name="P12"><text:span text:style-name="None"><text:span text:style-name="T8"><text:s/>Lead the updating of their corporate wide mission crtical software from Java 7, Hadoop to Java 10, Reactive Extension event orientation with Cucumber Behavior Driven Design acceptance test definition and execution, Docker containerization and Cabernets.</text:span></text:span></text:p>
        </text:list-item>
      </text:list>
      <text:p text:style-name="Text_20_body"/>
      <text:p text:style-name="P10"><text:span text:style-name="None"><text:span text:style-name="T24">1/4/2016-12/31/2017 Software Engineer</text:span></text:span><text:span text:style-name="None"><text:span text:style-name="T25">, Charter Communications.</text:span></text:span></text:p>
      <text:list xml:id="list100011896655117" text:continue-numbering="true" text:style-name="WWNum2">
        <text:list-item>
          <text:p text:style-name="P12"><text:span text:style-name="None"><text:span text:style-name="T8"><text:s/>Amazon Web Services hosted Java micro-services on Linux, Netflix OSS, Cassandra NoSQL, Message Oriented Middlewear (MOM) Enterprise Application Integration (EAI).</text:span></text:span></text:p>
        </text:list-item>
      </text:list>
      <text:p text:style-name="Text_20_body"/>
      <text:p text:style-name="P10"><text:span text:style-name="None"><text:span text:style-name="T11">9/1/2014-2015 Software Engineer</text:span></text:span><text:span text:style-name="None"><text:span text:style-name="T10">, Comcast, Corp.</text:span></text:span></text:p>
      <text:list xml:id="list1571721866" text:style-name="WWNum4">
        <text:list-item>
          <text:p text:style-name="P13"><text:span text:style-name="None"><text:span text:style-name="T8"><text:s/>Authored an RxJDBC drive using Message Oriented Middleware (MOM) / RabbitMQ inspired by Reactive Extension enabling full stack event oriented programming, redundancy, reliabilitym and horizontal scalability.</text:span></text:span></text:p>
        </text:list-item>
      </text:list>
      <text:p text:style-name="Text_20_body"/>
      <text:p text:style-name="P10"><text:bookmark text:name="_DdeLink__417_1509657990"/><text:span text:style-name="None"><text:span text:style-name="T11">2/1/2014-5/1/2014 Software Engineer</text:span></text:span><text:span text:style-name="None"><text:span text:style-name="T10">, Tendril, Inc.</text:span></text:span></text:p>
      <text:list xml:id="list1104469373" text:style-name="WWNum6">
        <text:list-item>
          <text:p text:style-name="P14"><text:span text:style-name="None"><text:span text:style-name="T8"><text:s/>Back-end dev-ops programmer on SOA Finagle+Protobuf+Cloud components.</text:span></text:span></text:p>
        </text:list-item>
        <text:list-item>
          <text:p text:style-name="P14"><text:span text:style-name="None"><text:span text:style-name="T8"><text:s/>Technologies: Atlassian, Git, Cucumber BDD, PostgreSQL, Hadoop, Hibernate, Scala, Intelli-J IDEA.</text:span></text:span></text:p>
        </text:list-item>
      </text:list>
      <text:p text:style-name="Text_20_body"/>
      <text:p text:style-name="P10"><text:span text:style-name="None"><text:span text:style-name="T11">2/1/2010-12/31/2013 Senior Software Engineer</text:span></text:span><text:span text:style-name="None"><text:span text:style-name="T10">, JDA Software Group, Inc. which merged with RedPrairie, Corp. formerly StorePerform, Inc.</text:span></text:span></text:p>
      <text:list xml:id="list2132749800" text:style-name="WWNum8">
        <text:list-item>
          <text:p text:style-name="P15"><text:span text:style-name="None"><text:span text:style-name="T8"><text:s/>Project Lead for integration of iOS, Android mobile task system with legacy web-based system</text:span></text:span></text:p>
          <text:list>
            <text:list-item>
              <text:p text:style-name="P23"><text:span text:style-name="None"><text:span text:style-name="T8"><text:s/>Tasks roughly are E-mail messages enhanced for distributing and tracking business actions.</text:span></text:span></text:p>
            </text:list-item>
            <text:list-item>
              <text:p text:style-name="P23"><text:span text:style-name="None"><text:span text:style-name="T8"><text:s/>Customers included Fortune-500 companies. Scalability, performance were significant.</text:span></text:span></text:p>
            </text:list-item>
            <text:list-item>
              <text:p text:style-name="P23"><text:span text:style-name="None"><text:span text:style-name="T8"><text:s/>Technologies: OSGi, Gradle, Git, and Sql Server.</text:span></text:span></text:p>
            </text:list-item>
          </text:list>
        </text:list-item>
        <text:list-item>
          <text:p text:style-name="P15"><text:span text:style-name="None"><text:span text:style-name="T8"><text:s/>Extended and maintained legacy J2EE web-based task management system.</text:span></text:span></text:p>
        </text:list-item>
      </text:list>
      <text:p text:style-name="Text_20_body"><text:soft-page-break/></text:p>
      <text:p text:style-name="P10"><text:span text:style-name="None"><text:span text:style-name="T11">2008-2009 Independent Software Development Consultant &amp; Sun Java Consultant</text:span></text:span></text:p>
      <text:list xml:id="list1315995820" text:style-name="WWNum10">
        <text:list-item>
          <text:p text:style-name="P16"><text:span text:style-name="None"><text:span text:style-name="T8"><text:s/>Extended and maintained a JEE merchandise inventory system with MySQL DB.</text:span></text:span></text:p>
        </text:list-item>
        <text:list-item>
          <text:p text:style-name="P16"><text:span text:style-name="None"><text:span text:style-name="T8"><text:s/>Customers: AmDocs, Etilize, Bell South, eBay, Frontier Airlines, Skyway</text:span></text:span></text:p>
        </text:list-item>
      </text:list>
      <text:p text:style-name="Text_20_body"/>
      <text:p text:style-name="P10"><text:span text:style-name="None"><text:span text:style-name="T11">2007 Chief Operation Officer</text:span></text:span><text:span text:style-name="None"><text:span text:style-name="T10">, Evolution Hosting, Inc.</text:span></text:span></text:p>
      <text:list xml:id="list2404412034" text:style-name="WWNum12">
        <text:list-item>
          <text:p text:style-name="P17"><text:span text:style-name="None"><text:span text:style-name="T8"><text:s/>Viawest data center Linux servers for J2EE applications with Java management software.</text:span></text:span></text:p>
        </text:list-item>
        <text:list-item>
          <text:p text:style-name="P17"><text:span text:style-name="None"><text:span text:style-name="T8"><text:s/>Large number of customers including Crocks, Wells Fargo, and Hunter Douglass, among others.</text:span></text:span></text:p>
        </text:list-item>
      </text:list>
      <text:p text:style-name="Text_20_body"/>
      <text:p text:style-name="P10"><text:span text:style-name="None"><text:span text:style-name="T11">2004-2007 Independent Software Development Consultant &amp; Sun Java Consultant</text:span></text:span></text:p>
      <text:list xml:id="list2754307633" text:style-name="WWNum14">
        <text:list-item>
          <text:p text:style-name="P18"><text:span text:style-name="None"><text:span text:style-name="T8"><text:s/>Created NIO client with could reach 100 Mb/s scale message rates.</text:span></text:span></text:p>
        </text:list-item>
        <text:list-item>
          <text:p text:style-name="P18"><text:span text:style-name="None"><text:span text:style-name="T8"><text:s/>Created new web sites.</text:span></text:span></text:p>
        </text:list-item>
        <text:list-item>
          <text:p text:style-name="P18"><text:span text:style-name="None"><text:span text:style-name="T8"><text:s/>Consulted at eBay, Frontier Airlines, Bell South, Skyway representing Sun Microsystems, Inc.</text:span></text:span></text:p>
        </text:list-item>
      </text:list>
      <text:p text:style-name="Text_20_body"/>
      <text:p text:style-name="P10"><text:span text:style-name="None"><text:span text:style-name="T11">2002-2004 Senior Software Architect</text:span></text:span><text:span text:style-name="None"><text:span text:style-name="T10">, Packexpo, Inc.</text:span></text:span></text:p>
      <text:list xml:id="list4257924771" text:style-name="WWNum16">
        <text:list-item>
          <text:p text:style-name="P19"><text:span text:style-name="None"><text:span text:style-name="T8"><text:s/>Created a reporting systems for packaging advertising services.</text:span></text:span></text:p>
        </text:list-item>
        <text:list-item>
          <text:p text:style-name="P19"><text:span text:style-name="None"><text:span text:style-name="T8"><text:s/>Maintained packaging advertising web site.</text:span></text:span></text:p>
        </text:list-item>
        <text:list-item>
          <text:p text:style-name="P19"><text:span text:style-name="None"><text:span text:style-name="T8"><text:s/>Technologies: JBoss, Linux, MySQL, Intelli-J, BeanShell, JSP, Lzop'ed data stream for large DB backups over NFS mounts.</text:span></text:span></text:p>
        </text:list-item>
      </text:list>
      <text:p text:style-name="Text_20_body"/>
      <text:p text:style-name="P10"><text:span text:style-name="None"><text:span text:style-name="T11">1999-2002 Java Consultant</text:span></text:span><text:span text:style-name="None"><text:span text:style-name="T10">, Sun Java Center, Sun Microsystems, Inc.</text:span></text:span></text:p>
      <text:list xml:id="list2875140156" text:style-name="WWNum18">
        <text:list-item>
          <text:p text:style-name="P20"><text:span text:style-name="None"><text:span text:style-name="T8"><text:s/>Represented Sun for RUP, UP, SunTone, OOA&amp;D mentoring and J2EE coding.</text:span></text:span></text:p>
        </text:list-item>
        <text:list-item>
          <text:p text:style-name="P20"><text:span text:style-name="None"><text:span text:style-name="T8"><text:s/>Consulted at Citigroup, Vanguard Fiduciary Trust, Credit Suisse.</text:span></text:span></text:p>
        </text:list-item>
        <text:list-item>
          <text:p text:style-name="P20"><text:span text:style-name="None"><text:span text:style-name="T8"><text:s/>Performed an Architecture Assessment recommending SOA and JEE which later was followed as advised.</text:span></text:span></text:p>
        </text:list-item>
      </text:list>
      <text:p text:style-name="Text_20_body"/>
      <text:p text:style-name="P10"><text:span text:style-name="None"><text:span text:style-name="T11">1998-1999 Java Developer</text:span></text:span><text:span text:style-name="None"><text:span text:style-name="T10">, Sun Educational Services, Sun Microsystems, Inc.</text:span></text:span></text:p>
      <text:list xml:id="list2646947296" text:style-name="WWNum20">
        <text:list-item>
          <text:p text:style-name="P21"><text:span text:style-name="None"><text:span text:style-name="T8"><text:s/>Created web-based and Swing computer assisted training systems.</text:span></text:span></text:p>
        </text:list-item>
        <text:list-item>
          <text:p text:style-name="P21"><text:span text:style-name="None"><text:span text:style-name="T8"><text:s/>Improved the performance of our custom pseudo-recursive-descent parser template engine by adding caching of parser results and by altering the parsing algorithm.</text:span></text:span></text:p>
        </text:list-item>
      </text:list>
      <text:p text:style-name="Text_20_body"/>
      <text:h text:style-name="P1" text:outline-level="1"><text:span text:style-name="None"><text:span text:style-name="T14">Education, Certifications, Patents</text:span></text:span></text:h>
      <text:list xml:id="list1060478443" text:style-name="WWNum22">
        <text:list-item>
          <text:p text:style-name="P22"><text:span text:style-name="None"><text:span text:style-name="T8"><text:s/>Sun Certified Java Developer</text:span></text:span></text:p>
        </text:list-item>
        <text:list-item>
          <text:p text:style-name="P22"><text:soft-page-break/><text:span text:style-name="None"><text:span text:style-name="T8"><text:s/>Sun Certified Java Programmer</text:span></text:span></text:p>
        </text:list-item>
        <text:list-item>
          <text:p text:style-name="P11"><text:span text:style-name="None"><text:span text:style-name="T8"><text:s/>Patent: </text:span></text:span><text:a xlink:type="simple" xlink:href="http://www.patentgenius.com/patent/6907423.html" text:style-name="ListLabel_20_202" text:visited-style-name="ListLabel_20_202"><text:span text:style-name="Hyperlink.2"><text:span text:style-name="T5">#6907423</text:span></text:span></text:a><text:span text:style-name="None"><text:span text:style-name="T8"> Search engine interface and method of controlling client searches</text:span></text:span></text:p>
        </text:list-item>
        <text:list-item>
          <text:p text:style-name="P22"><text:span text:style-name="None"><text:span text:style-name="T8"><text:s/>B.S. Computer Science, University of Colorado at Boulde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Arial" svg:font-family="Arial" style:font-family-generic="roman" style:font-pitch="variable"/>
    <style:font-face style:name="Arial1" svg:font-family="Arial, sans-serif"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erif" style:font-family-generic="roman" style:font-pitch="variable"/>
    <style:font-face style:name="Arial Unicode MS" svg:font-family="'Arial Unicode MS'" style:font-family-generic="system" style:font-pitch="variable"/>
    <style:font-face style:name="Arial2" svg:font-family="Arial, sans-serif"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 New Roman3" svg:font-family="'Times New Roma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2"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2"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default-outline-level="1" style:list-style-name="" style:class="text">
      <loext:graphic-properties draw:fill-color="#ffffff"/>
      <style:paragraph-properties fo:margin-left="0.3in" fo:margin-right="0in" fo:margin-top="0.1665in" fo:margin-bottom="0.0835in" loext:contextual-spacing="false" fo:line-height="100%" fo:text-align="start" style:justify-single-word="false" fo:keep-together="auto" fo:orphans="0" fo:widows="0" fo:hyphenation-ladder-count="no-limit" fo:text-indent="-0.3in" style:auto-text-indent="false" fo:break-before="auto" fo:break-after="auto" fo:keep-with-next="always" style:writing-mode="lr-tb">
        <style:tab-stops>
          <style:tab-stop style:position="0.3in"/>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6pt" fo:letter-spacing="normal" fo:language="nl" fo:country="NL" fo:font-style="normal" style:text-underline-style="none" fo:font-weight="bold" style:letter-kerning="true" style:font-name-asian="Arial Unicode MS" style:font-family-asian="'Arial Unicode MS'" style:font-family-generic-asian="system" style:font-pitch-asian="variable" style:font-size-asian="16pt" style:font-style-asian="normal" style:font-weight-asian="bold" style:font-name-complex="Arial Unicode MS" style:font-family-complex="'Arial Unicode MS'" style:font-family-generic-complex="system" style:font-pitch-complex="variable" style:font-size-complex="16pt" style:font-style-complex="normal" style:font-weight-complex="bold" fo:hyphenate="true" fo:hyphenation-remain-char-count="2" fo:hyphenation-push-char-count="2"/>
    </style:style>
    <style:style style:name="Text_20_body" style:display-name="Text body" style:family="paragraph" style:parent-style-name="Standard" style:default-outline-level="" style:class="text">
      <loext:graphic-properties draw:fill-color="#ffffff"/>
      <style:paragraph-properties fo:margin-left="0in" fo:margin-right="0in" fo:margin-top="0in" fo:margin-bottom="0.0835in" loext:contextual-spacing="false" fo:line-height="100%" fo:text-align="justify"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style:font-style-complex="normal" style:font-weight-complex="normal"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_26__20_Footer" style:display-name="Header &amp; Footer"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Body"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tru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Table_20_Contents" style:display-name="Table Contents" style:family="paragraph" style:parent-style-name="Standard" style:default-outline-level="" style:class="extra">
      <loext:graphic-properties draw:fill-color="#ffffff"/>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Table_20_Heading" style:display-name="Table Heading" style:family="paragraph" style:parent-style-name="Standard" style:default-outline-level="" style:class="extra">
      <loext:graphic-properties draw:fill-color="#ffffff"/>
      <style:paragraph-properties fo:margin-left="0in" fo:margin-right="0in" fo:margin-top="0in" fo:margin-bottom="0in" loext:contextual-spacing="false" fo:line-height="100%" fo:text-align="center"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fo:font-family="Times" style:font-family-generic="roman" style:font-pitch="variable" fo:font-size="12pt" fo:letter-spacing="normal" fo:language="en" fo:country="US" fo:font-style="normal" style:text-underline-style="none" fo:font-weight="bold" style:letter-kerning="true"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style:style>
    <style:style style:name="Heading_20_2" style:display-name="Heading 2" style:family="paragraph" style:parent-style-name="Standard" style:next-style-name="Text_20_body" style:default-outline-level="2" style:list-style-name="" style:class="text">
      <loext:graphic-properties draw:fill-color="#ffffff"/>
      <style:paragraph-properties fo:margin-left="0.4in" fo:margin-right="0in" fo:margin-top="0.1665in" fo:margin-bottom="0.0835in" loext:contextual-spacing="false" fo:line-height="100%" fo:text-align="start" style:justify-single-word="false" fo:keep-together="auto" fo:orphans="0" fo:widows="0" fo:hyphenation-ladder-count="no-limit" fo:text-indent="-0.4in" style:auto-text-indent="false" fo:break-before="auto" fo:break-after="auto" fo:keep-with-next="always" style:writing-mode="lr-tb">
        <style:tab-stops>
          <style:tab-stop style:position="0.4in"/>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4pt" fo:letter-spacing="normal" style:rfc-language-tag="es-ES-u-co-trad" fo:language="es" fo:country="ES" fo:font-style="italic" style:text-underline-style="none" fo:font-weight="bold" style:letter-kerning="true" style:font-name-asian="Arial Unicode MS" style:font-family-asian="'Arial Unicode MS'" style:font-family-generic-asian="system" style:font-pitch-asian="variable" style:font-size-asian="14pt" style:font-style-asian="italic" style:font-weight-asian="bold" style:font-name-complex="Arial Unicode MS" style:font-family-complex="'Arial Unicode MS'" style:font-family-generic-complex="system" style:font-pitch-complex="variable" style:font-size-complex="14pt" style:font-style-complex="italic" style:font-weight-complex="bold"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None" style:family="text"/>
    <style:style style:name="Hyperlink.0" style:family="text" style:parent-style-name="None">
      <style:text-properties fo:color="#000080" style:font-name="Times New Roman" fo:font-family="'Times New Roman'" style:font-family-generic="roman" style:font-pitch="variable" fo:font-size="10pt" style:text-underline-style="solid" style:text-underline-width="auto" style:text-underline-color="#000080"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yperlink.1" style:family="text" style:parent-style-name="None">
      <style:text-properties style:font-name="Times New Roman1" fo:font-family="'Times New Roman', serif" style:font-family-generic="roman" style:font-pitch="variable" style:text-underline-style="solid" style:text-underline-width="auto" style:text-underline-color="#ffffff" style:font-name-asian="Times New Roman3" style:font-family-asian="'Times New Roman', serif" style:font-family-generic-asian="system" style:font-pitch-asian="variable" style:font-name-complex="Times New Roman3" style:font-family-complex="'Times New Roman', serif" style:font-family-generic-complex="system" style:font-pitch-complex="variable"/>
    </style:style>
    <style:style style:name="Hyperlink.2" style:family="text" style:parent-style-name="None">
      <style:text-properties fo:font-variant="normal" fo:text-transform="none" fo:color="#000000" style:font-name="Times New Roman1" fo:font-family="'Times New Roman', serif" style:font-family-generic="roman" style:font-pitch="variable" fo:letter-spacing="normal" style:text-underline-style="solid" style:text-underline-width="auto" style:text-underline-color="#000000" style:font-name-asian="Times New Roman3" style:font-family-asian="'Times New Roman', serif" style:font-family-generic-asian="system" style:font-pitch-asian="variable" style:font-name-complex="Times New Roman3" style:font-family-complex="'Times New Roman', serif" style:font-family-generic-complex="system" style:font-pitch-complex="variable"/>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style:font-name="Times New Roman1" fo:font-family="'Times New Roman', serif" style:font-family-generic="roman" style:font-pitch="variable"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9" style:display-name="ListLabel 199" style:family="text">
      <style:text-properties fo:language="en" fo:country="US"/>
    </style:style>
    <style:style style:name="ListLabel_20_200" style:display-name="ListLabel 200" style:family="text">
      <style:text-properties fo:language="de" fo:country="DE"/>
    </style:style>
    <style:style style:name="ListLabel_20_201" style:display-name="ListLabel 201" style:family="text">
      <style:text-properties fo:language="en" fo:country="US"/>
    </style:style>
    <style:style style:name="ListLabel_20_202" style:display-name="ListLabel 202" style:family="text">
      <style:text-properties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5" style:display-name="Imported Style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6" style:display-name="Imported Style 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7" style:display-name="Imported Style 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8" style:display-name="Imported Style 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9" style:display-name="Imported Style 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0" style:display-name="Imported Style 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1" style:display-name="Imported Style 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2" style:display-name="Imported Style 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nothing" fo:margin-left="0.9819in"/>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0.9819in" fo:text-indent="-0.1134in" fo:margin-left="1.4728in"/>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0.9819in" fo:text-indent="-0.1134in" fo:margin-left="1.9638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0.9819in" fo:text-indent="-0.1134in" fo:margin-left="2.4547in"/>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0.9819in" fo:text-indent="-0.1134in" fo:margin-left="2.9457in"/>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0.9819in" fo:text-indent="-0.1134in" fo:margin-left="3.4366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0.9819in" fo:text-indent="-0.1134in" fo:margin-left="3.928in"/>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0.981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nothing" fo:margin-left="0.9819in"/>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0.9819in" fo:text-indent="-0.1134in" fo:margin-left="1.4728in"/>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9819in" fo:text-indent="-0.1134in" fo:margin-left="1.9638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0.9819in" fo:text-indent="-0.1134in" fo:margin-left="2.4547in"/>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0.9819in" fo:text-indent="-0.1134in" fo:margin-left="2.9457in"/>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9819in" fo:text-indent="-0.1134in" fo:margin-left="3.4366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0.9819in" fo:text-indent="-0.1134in" fo:margin-left="3.928in"/>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0.981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47"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56"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57"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59"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60"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62"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65"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66"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68"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69"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71"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74"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75"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77"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78"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80"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83"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84"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86"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87"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89"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0.4909in" fo:text-indent="-0.1134in" fo:margin-left="0.9819in"/>
        </style:list-level-properties>
        <style:text-properties style:font-name="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0.4909in" fo:text-indent="-0.1134in" fo:margin-left="1.4728in"/>
        </style:list-level-properties>
        <style:text-properties style:font-name="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0.4909in" fo:text-indent="-0.1134in" fo:margin-left="1.9638in"/>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0.4909in" fo:text-indent="-0.1134in" fo:margin-left="2.4547in"/>
        </style:list-level-properties>
        <style:text-properties style:font-name="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0.4909in" fo:text-indent="-0.1134in" fo:margin-left="2.9457in"/>
        </style:list-level-properties>
        <style:text-properties style:font-name="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0.4909in" fo:text-indent="-0.1134in" fo:margin-left="3.4366in"/>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0.4909in" fo:text-indent="-0.1134in" fo:margin-left="3.928in"/>
        </style:list-level-properties>
        <style:text-properties style:font-name="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0.4909in" fo:text-indent="-0.1134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fo:text-align="start" style:justify-single-word="false" style:writing-mode="lr-tb"/>
    </style:style>
    <style:page-layout style:name="Mpm1">
      <style:page-layout-properties fo:page-width="8.5in" fo:page-height="11in" style:num-format="1" style:print-orientation="portrait" fo:margin-top="0in" fo:margin-bottom="0in" fo:margin-left="0.7874in" fo:margin-right="0.7874in" fo:background-color="#ffffff"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image-count="0" meta:object-count="0" meta:page-count="9" meta:paragraph-count="116" meta:word-count="1740" meta:character-count="12012" meta:non-whitespace-character-count="10384"/>
    <meta:generator>LibreOffice/6.0.5.2$MacOSX_X86_64 LibreOffice_project/54c8cbb85f300ac59db32fe8a675ff7683cd5a16</meta:generator>
  </office:meta>
</office:document-meta>
</file>